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200000012F5FE27B0.png"/>
  <manifest:file-entry manifest:media-type="image/png" manifest:full-path="Pictures/100000000000000F00000011DB9943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text-indent="0cm" style:auto-text-indent="false"/>
      <style:text-properties fo:font-size="14pt" style:font-size-asian="14pt" style:font-size-complex="14pt"/>
    </style:style>
    <style:style style:name="P2" style:family="paragraph" style:parent-style-name="Standard" style:list-style-name="WW8Num7">
      <style:paragraph-properties fo:margin-top="0cm" fo:margin-bottom="0.494cm" fo:text-align="justify" style:justify-single-word="false"/>
      <style:text-properties style:font-name="Arial" fo:font-size="14pt" style:font-size-asian="14pt" style:font-name-complex="Arial" style:font-size-complex="14pt"/>
    </style:style>
    <style:style style:name="P3" style:family="paragraph" style:parent-style-name="Standard" style:list-style-name="WW8Num1">
      <style:paragraph-properties fo:margin-top="0cm" fo:margin-bottom="0.494cm" fo:text-align="justify" style:justify-single-word="false"/>
      <style:text-properties style:font-name="Arial" fo:font-size="14pt" style:font-size-asian="14pt" style:font-name-complex="Arial" style:font-size-complex="14pt"/>
    </style:style>
    <style:style style:name="P4" style:family="paragraph" style:parent-style-name="Standard" style:list-style-name="WW8Num7">
      <style:paragraph-properties fo:margin-top="0cm" fo:margin-bottom="0cm" fo:text-align="justify" style:justify-single-word="false"/>
      <style:text-properties style:font-name="Arial" fo:font-size="14pt" style:font-size-asian="14pt" style:font-name-complex="Arial" style:font-size-complex="14pt"/>
    </style:style>
    <style:style style:name="P5" style:family="paragraph" style:parent-style-name="Standard" style:list-style-name="WW8Num1">
      <style:paragraph-properties fo:margin-top="0cm" fo:margin-bottom="0cm" fo:text-align="justify" style:justify-single-word="false"/>
      <style:text-properties style:font-name="Arial" fo:font-size="14pt" style:font-size-asian="14pt" style:font-name-complex="Arial"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paragraph-properties fo:text-align="justify" style:justify-single-word="false"/>
      <style:text-properties fo:font-size="14pt" fo:language="ru" fo:country="RU" style:font-size-asian="14pt" style:font-size-complex="14pt"/>
    </style:style>
    <style:style style:name="P8" style:family="paragraph" style:parent-style-name="Обычный_20__28_веб_29_">
      <style:text-properties fo:font-size="14pt" style:font-size-asian="14pt" style:font-size-complex="14pt"/>
    </style:style>
    <style:style style:name="P9" style:family="paragraph" style:parent-style-name="Обычный_20__28_веб_29_">
      <style:paragraph-properties fo:text-align="justify" style:justify-single-word="false"/>
      <style:text-properties fo:font-size="14pt" style:font-size-asian="14pt" style:font-size-complex="14pt"/>
    </style:style>
    <style:style style:name="P10" style:family="paragraph" style:parent-style-name="Обычный_20__28_веб_29_">
      <style:paragraph-properties fo:margin-top="0cm" fo:margin-bottom="0cm" fo:text-align="justify" style:justify-single-word="false"/>
      <style:text-properties style:font-name="Arial" fo:font-size="14pt" style:font-size-asian="14pt" style:font-name-complex="Arial" style:font-size-complex="14pt"/>
    </style:style>
    <style:style style:name="P11" style:family="paragraph" style:parent-style-name="Обычный_20__28_веб_29_">
      <style:paragraph-properties fo:margin-left="0cm" fo:margin-right="0cm" fo:margin-top="0cm" fo:margin-bottom="0cm" fo:text-align="justify" style:justify-single-word="false" fo:text-indent="0.635cm" style:auto-text-indent="false"/>
      <style:text-properties style:font-name="Arial" fo:font-size="14pt" style:font-size-asian="14pt" style:font-name-complex="Arial" style:font-size-complex="14pt"/>
    </style:style>
    <style:style style:name="P12" style:family="paragraph" style:parent-style-name="Обычный_20__28_веб_29_">
      <style:paragraph-properties fo:margin-left="0cm" fo:margin-right="0cm" fo:margin-top="0cm" fo:margin-bottom="0cm" fo:text-align="justify" style:justify-single-word="false" fo:text-indent="1.249cm" style:auto-text-indent="false"/>
      <style:text-properties style:font-name="Arial" fo:font-size="14pt" style:font-size-asian="14pt" style:font-name-complex="Arial" style:font-size-complex="14pt"/>
    </style:style>
    <style:style style:name="P13" style:family="paragraph" style:parent-style-name="Обычный_20__28_веб_29_">
      <style:paragraph-properties fo:margin-left="0cm" fo:margin-right="0cm" fo:text-align="justify" style:justify-single-word="false" fo:text-indent="1.249cm" style:auto-text-indent="false"/>
      <style:text-properties style:font-name="Arial" fo:font-size="14pt" style:font-size-asian="14pt" style:font-name-complex="Arial" style:font-size-complex="14pt"/>
    </style:style>
    <style:style style:name="P14" style:family="paragraph" style:parent-style-name="Heading_20_3">
      <style:text-properties fo:font-size="14pt" style:font-size-asian="14pt" style:font-size-complex="14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Вопрос 11. Проектирование баз данных с использованием метода нормальных форм.</text:h>
      <text:p text:style-name="P10">При проектировании базы данных решаются две основных проблемы: </text:p>
      <text:list xml:id="list32358874" text:style-name="WW8Num7">
        <text:list-item>
          <text:p text:style-name="P4">Каким образом отобразить объекты предметной области в абстрактные объекты модели данных? Это логическое проектирование баз данных. </text:p>
        </text:list-item>
        <text:list-item>
          <text:p text:style-name="P2">Как обеспечить эффективность выполнения запросов к базе данных? Это проблема физического проектирования баз данных. </text:p>
        </text:list-item>
      </text:list>
      <text:p text:style-name="P11">В случае реляционных баз данных трудно представить какие-либо общие рецепты по части физического проектирования. Здесь слишком много зависит от используемой СУБД. Поэтому мы ограничимся вопросами логического проектирования реляционных баз данных, которые существенны при использовании любой реляционной СУБД. </text:p>
      <text:p text:style-name="P11">Будем считать, что проблема проектирования реляционной базы данных состоит в обоснованном принятии решений о том, </text:p>
      <text:list xml:id="list32370293" text:style-name="WW8Num1">
        <text:list-item>
          <text:p text:style-name="P5">из каких отношений должна состоять БД и </text:p>
        </text:list-item>
        <text:list-item>
          <text:p text:style-name="P5">какие атрибуты должны быть у этих отношений</text:p>
        </text:list-item>
        <text:list-item>
          <text:p text:style-name="P3">определение первичных, внешних ключей и ограничений целостности.</text:p>
        </text:list-item>
      </text:list>
      <text:p text:style-name="P12">Сначала рассмотрим классический подход, при котором весь процесс проектирования производится в терминах реляционной модели данных, путем последовательных приближений к удовлетворительному набору схем отношений. </text:p>
      <text:p text:style-name="P13"><text:span text:style-name="T3">Предметная область</text:span> - это часть реального мира, данные о которой мы хотим отразить в базе данных.</text:p>
      <text:p text:style-name="P12">Исходной точкой проектирования является представление предметной области в виде одного или нескольких отношений. На каждом шаге проектирования производится некоторый набор схем отношений, обладающих лучшими свойствами. Процесс проектирования представляет собой процесс нормализации схем отношений, причем каждая следующая нормальная форма обладает свойствами лучшими, чем предыдущая. </text:p>
      <text:p text:style-name="P12">Каждой нормальной форме соответствует некоторый определенный набор ограничений, и отношение находится в некоторой нормальной форме, если удовлетворяет свойственному ей набору ограничений. </text:p>
      <text:p text:style-name="P12">Нормализация позволяет исключить аномалии вставки, изменения и удаления.</text:p>
      <text:p text:style-name="P12"/>
      <text:p text:style-name="P11">Метод нормализации (а значит процесс проектирования) основан на понятии <text:span text:style-name="T2">функциональной зависимости</text:span> атрибутов отношения – фундаментальное понятие в теории реляционных баз данных. </text:p>
      <text:p text:style-name="P11"/>
      <text:p text:style-name="P10"><text:span text:style-name="T5">Определение.</text:span> <text:span text:style-name="T2">Функциональная зависимость</text:span> </text:p>
      <text:p text:style-name="P10"/>
      <text:p text:style-name="P12">В отношении R атрибут Y функционально зависит от атрибута X (X и Y могут быть составными) в том и только в том случае, если каждому значению X соответствует в точности одно значение Y: <text:s text:c="10"/>R.X (r) R.Y <text:s text:c="6"/><draw:frame draw:style-name="fr1" draw:name="graphics1" text:anchor-type="as-char" svg:width="1.325cm" svg:height="0.48cm" draw:z-index="0"><draw:image xlink:href="Pictures/100000000000003200000012F5FE27B0.png" xlink:type="simple" xlink:show="embed" xlink:actuate="onLoad"/></draw:frame>.</text:p>
      <text:h text:style-name="P14" text:outline-level="3"><text:soft-page-break/>Нормальные формы</text:h>
      <text:p text:style-name="P6">Первая нормальная форма (1НФ) — отношение находится в 1НФ тогда, когда значение каждого ее <text:s/>атрибута атомарно.</text:p>
      <text:p text:style-name="P6">Вторая нормальная форма (2НФ) — отношение находится во 2НФ тогда, когда оно находится в 1НФ и каждый неключевой атрибут функционально полно зависит от первичного ключа.</text:p>
      <text:p text:style-name="P8"><text:span text:style-name="T6">Определение</text:span>. Атрибуты называются <text:span text:style-name="T4">взаимно независимыми</text:span>, если ни один из них не является функционально зависимым от другого. </text:p>
      <text:p text:style-name="P8"><text:span text:style-name="T6">Определение</text:span>. Отношение <draw:frame draw:style-name="fr1" draw:name="graphics23" text:anchor-type="as-char" svg:width="0.425cm" svg:height="0.448cm" draw:z-index="2"><draw:image xlink:href="Pictures/100000000000000F00000011DB994345.png" xlink:type="simple" xlink:show="embed" xlink:actuate="onLoad"/></draw:frame>находится в <text:span text:style-name="T4">третьей нормальной форме</text:span> (<text:span text:style-name="T4">3НФ</text:span>) тогда и только тогда, когда отношение находится в 2НФ и <text:span text:style-name="T2">все неключевые атрибуты взаимно независимы</text:span>. </text:p>
      <text:p text:style-name="P9"><text:span text:style-name="T2">Определение</text:span>. Отношение <draw:frame draw:style-name="fr1" draw:name="graphics34" text:anchor-type="as-char" svg:width="0.423cm" svg:height="0.45cm" draw:z-index="1"><draw:image xlink:href="Pictures/100000000000000F00000011DB994345.png" xlink:type="simple" xlink:show="embed" xlink:actuate="onLoad"/></draw:frame>находится в <text:span text:style-name="T4">нормальной форме Бойса-Кодда </text:span>(<text:span text:style-name="T4">НФБК</text:span>) тогда и только тогда, когда <text:span text:style-name="T2">множество атрибутов X (детерминанты) всех функциональных зависимостей являются потенциальными ключами</text:span>. </text:p>
      <text:p text:style-name="P9"><text:span text:style-name="T2">Определение </text:span>. Отношение <draw:frame draw:style-name="fr1" draw:name="graphics46" text:anchor-type="as-char" svg:width="0.425cm" svg:height="0.448cm" draw:z-index="3"><draw:image xlink:href="Pictures/100000000000000F00000011DB994345.png" xlink:type="simple" xlink:show="embed" xlink:actuate="onLoad"/></draw:frame>находится в <text:span text:style-name="T4">четвертой нормальной форме </text:span>(<text:span text:style-name="T4">4НФ</text:span>) тогда и только тогда, когда отношение находится в НФБК и <text:span text:style-name="T2">не содержит нетривиальных многозначных зависимостей</text:span>. </text:p>
      <text:p text:style-name="P7">Переменная отношения находится в пятой нормальной форме (иначе — в проекционно-соединительной нормальной форме) тогда и только тогда, когда каждая нетривиальная <text:span text:style-name="T1">зависимость соединения</text:span> в ней определяется потенциальным ключом (ключами) этого отнош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Обычный_20__28_веб_29_" style:display-name="Обычный (веб)"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size="10pt" style:font-size-asian="10pt" style:font-name-complex="Symbol"/>
    </style:style>
    <style:style style:name="WW8Num7z0" style:family="text">
      <style:text-properties style:font-name="Symbol" fo:font-size="10pt" style:font-size-asian="10pt"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5T02:44:52.31</dc:date>
    <meta:editing-duration>PT2H10M47S</meta:editing-duration>
    <meta:editing-cycles>3</meta:editing-cycles>
    <meta:generator>LibreOffice/3.5$Windows_x86 LibreOffice_project/165a79a-7059095-e13bb37-fef39a4-9503d18</meta:generator>
    <meta:document-statistic meta:table-count="0" meta:image-count="4" meta:object-count="0" meta:page-count="2" meta:paragraph-count="26" meta:word-count="458" meta:character-count="3563" meta:non-whitespace-character-count="3100"/>
  </office:meta>
</office:document-meta>
</file>